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Marek</text:p>
          </table:table-cell>
          <table:table-cell office:value-type="string">
            <text:p>Górecki</text:p>
          </table:table-cell>
          <table:table-cell office:value-type="string">
            <text:p>01:43:14.721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bigniew</text:p>
          </table:table-cell>
          <table:table-cell office:value-type="string">
            <text:p>Faryś</text:p>
          </table:table-cell>
          <table:table-cell office:value-type="string">
            <text:p>02:10:26.406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otr</text:p>
          </table:table-cell>
          <table:table-cell office:value-type="string">
            <text:p>Skibiński</text:p>
          </table:table-cell>
          <table:table-cell office:value-type="string">
            <text:p>02:24:43.426 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.09.2018</text:date>, <text:time>22:43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2W </meta:initial-creator>
    <meta:creation-date>2018-09-09T17:03:27.45</meta:creation-date>
    <meta:printed-by>T2W </meta:printed-by>
    <meta:print-date>2018-09-09T17:08:05.85</meta:print-date>
    <dc:date>2018-09-09T22:43:41.66</dc:date>
    <dc:creator>T2W </dc:creator>
    <meta:editing-duration>PT5H25M4S</meta:editing-duration>
    <meta:editing-cycles>1</meta:editing-cycles>
    <meta:document-statistic meta:table-count="3" meta:cell-count="12" meta:object-count="0"/>
    <meta:generator>OpenOffice/4.1.2$Win32 OpenOffice.org_project/412m3$Build-9782</meta:generator>
  </office:meta>
</office:document-meta>
</file>